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97000000148BA6ACCF887C752A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2.578cm" svg:x="1.036cm" svg:y="13.549cm">
          <draw:image xlink:href="Pictures/100000000000097000000148BA6ACCF887C752A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1:21:05.322520383</meta:creation-date>
    <dc:date>2018-02-08T11:21:28.001444561</dc:date>
    <meta:editing-duration>PT23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